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4f0d7" officeooo:paragraph-rsid="0004f0d7"/>
    </style:style>
    <style:style style:name="P3" style:family="paragraph" style:parent-style-name="Standard">
      <style:paragraph-properties fo:text-align="start" style:justify-single-word="false"/>
      <style:text-properties officeooo:rsid="0004f0d7" officeooo:paragraph-rsid="0004f0d7"/>
    </style:style>
    <style:style style:name="P4" style:family="paragraph" style:parent-style-name="Standard">
      <style:paragraph-properties fo:text-align="center" style:justify-single-word="false"/>
      <style:text-properties fo:font-size="18pt" officeooo:rsid="0004f0d7" officeooo:paragraph-rsid="0004f0d7" style:font-size-asian="18pt" style:font-size-complex="18pt"/>
    </style:style>
    <style:style style:name="T1" style:family="text">
      <style:text-properties officeooo:rsid="000527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ata Communications and Networking</text:p>
      <text:p text:style-name="P2"/>
      <text:p text:style-name="P2">Brett Dziedzic, Darren Bartel, Gideon Richter, Michelle 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Scenario #1</text:p>
      <text:p text:style-name="P3"/>
      <text:p text:style-name="P3">- figuring out optimal way of deriving parity bit from ASCII summation.</text:p>
      <text:p text:style-name="P3">- implementing a listener for event driven programming.</text:p>
      <text:p text:style-name="P3">- <text:span text:style-name="T1">Figuring out the best way to parse and break-up file to be sent across the socket to the client.</text:span></text:p>
      <text:p text:style-name="P3">- <text:span text:style-name="T1">reassembling the file correctly as it is received.</text:span></text:p>
      <text:p text:style-name="P3">- <text:span text:style-name="T1">knowing when a socket is done transmitting and knowing when to disconnect.</text:span></text:p>
      <text:p text:style-name="P3">- <text:span text:style-name="T1">designing how the classes work together to make it as easy as possible to extend this for hyper-threading scenari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enario #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Dziedzic</meta:initial-creator>
    <meta:creation-date>2018-11-13T18:05:28.567860844</meta:creation-date>
    <dc:date>2018-11-13T18:30:39.606238523</dc:date>
    <dc:creator>Brett Dziedzic</dc:creator>
    <meta:editing-duration>PT10M1S</meta:editing-duration>
    <meta:editing-cycles>1</meta:editing-cycles>
    <meta:document-statistic meta:table-count="0" meta:image-count="0" meta:object-count="0" meta:page-count="2" meta:paragraph-count="10" meta:word-count="98" meta:character-count="583" meta:non-whitespace-character-count="495"/>
    <meta:generator>LibreOffice/5.0.6.2$Linux_X86_64 LibreOffice_project/00$Build-2</meta:generator>
  </office:meta>
</office:document-meta>
</file>